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0000000F95D25F505B3DE0BBD.png" manifest:media-type="image/png"/>
  <manifest:file-entry manifest:full-path="Pictures/10000201000001090000007D49E281DC27545333.png" manifest:media-type="image/png"/>
  <manifest:file-entry manifest:full-path="Pictures/1000020100000106000001001A42933F0386A481.png" manifest:media-type="image/png"/>
  <manifest:file-entry manifest:full-path="Pictures/100002010000035D0000023C70B7A4B68E14FD74.png" manifest:media-type="image/png"/>
  <manifest:file-entry manifest:full-path="Pictures/10000201000003550000018EE73A493BDB5BB09B.png" manifest:media-type="image/png"/>
  <manifest:file-entry manifest:full-path="Pictures/1000020100000640000004AD50FC7735ED8DAF32.png" manifest:media-type="image/png"/>
  <manifest:file-entry manifest:full-path="Pictures/1000020100000640000004AD460BEB5CD880EB48.png" manifest:media-type="image/png"/>
  <manifest:file-entry manifest:full-path="Pictures/100000000000036F0000025DFBC0F0191A577E7D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10000201000001B8000000D732E23BFE350DAC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111111" draw:auto-grow-height="true" draw:auto-grow-width="false" fo:max-height="0cm" fo:min-height="10.75cm"/>
    </style:style>
    <style:style style:name="gr5" style:family="graphic" style:parent-style-name="standard">
      <style:graphic-properties draw:stroke="none" svg:stroke-color="#000000" draw:fill="solid" draw:fill-color="#111111" draw:auto-grow-height="true" draw:auto-grow-width="false" fo:max-height="0cm" fo:min-height="11.299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title">
      <style:graphic-properties fo:min-height="2.4cm"/>
    </style:style>
    <style:style style:name="pr6" style:family="presentation" style:parent-style-name="LushGreen1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="solid" draw:fill-color="#111111"/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a9b7c6" style:text-outline="false" style:text-line-through-style="none" style:text-line-through-type="none" style:font-name="DejaVu Sans Mono" fo:font-size="14.5pt" fo:font-style="italic" fo:text-shadow="none" style:text-underline-style="none" fo:font-weight="normal" style:letter-kerning="true" style:font-name-asian="DejaVu Sans Mono" style:font-size-asian="14.5pt" style:font-style-asian="italic" style:font-name-complex="DejaVu Sans Mono" style:font-size-complex="14.5pt" style:font-style-complex="italic" style:text-emphasize="none" style:font-relief="none" style:text-overline-style="none" style:text-overline-color="font-color"/>
    </style:style>
    <style:style style:name="T2" style:family="text">
      <style:text-properties fo:color="#6897bb" style:text-outline="false" style:text-line-through-style="none" style:text-line-through-type="none" style:font-name="DejaVu Sans Mono" fo:font-size="20.5pt" fo:font-style="italic" fo:text-shadow="none" style:text-underline-style="none" fo:font-weight="normal" style:letter-kerning="true" style:font-name-asian="DejaVu Sans Mono" style:font-size-asian="20.5pt" style:font-style-asian="italic" style:font-name-complex="DejaVu Sans Mono" style:font-size-complex="20.5pt" style:font-style-complex="italic" style:text-emphasize="none" style:font-relief="none" style:text-overline-style="none" style:text-overline-color="font-color"/>
    </style:style>
    <style:style style:name="T3" style:family="text">
      <style:text-properties fo:color="#a9b7c6" style:text-outline="false" style:text-line-through-style="none" style:text-line-through-type="none" style:font-name="DejaVu Sans Mono" fo:font-size="20.5pt" fo:font-style="italic" fo:text-shadow="none" style:text-underline-style="none" fo:font-weight="normal" style:letter-kerning="true" style:font-name-asian="DejaVu Sans Mono" style:font-size-asian="20.5pt" style:font-style-asian="italic" style:font-name-complex="DejaVu Sans Mono" style:font-size-complex="20.5pt" style:font-style-complex="italic" style:text-emphasize="none" style:font-relief="none" style:text-overline-style="none" style:text-overline-color="font-color"/>
    </style:style>
    <style:style style:name="T4" style:family="text">
      <style:text-properties fo:color="#cc7832" style:text-outline="false" style:text-line-through-style="none" style:text-line-through-type="none" style:font-name="DejaVu Sans Mono" fo:font-size="20.5pt" fo:font-style="italic" fo:text-shadow="none" style:text-underline-style="none" fo:font-weight="normal" style:letter-kerning="true" style:font-name-asian="DejaVu Sans Mono" style:font-size-asian="20.5pt" style:font-style-asian="italic" style:font-name-complex="DejaVu Sans Mono" style:font-size-complex="20.5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Scala</text:p>
          </draw:text-box>
        </draw:frame>
        <draw:frame draw:style-name="gr1" draw:text-style-name="P1" draw:layer="layout" svg:width="12.656cm" svg:height="0.963cm" svg:x="7.544cm" svg:y="14.637cm">
          <draw:text-box>
            <text:p>https://github.com/dchrusciak/scala-training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Data types</text:p>
          </draw:text-box>
        </draw:frame>
        <draw:frame draw:style-name="gr3" draw:text-style-name="P3" draw:layer="layout" svg:width="25.668cm" svg:height="17.666cm" svg:x="1.3cm" svg:y="3.2cm">
          <draw:image xlink:href="Pictures/100000000000036F0000025DFBC0F0191A577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Recursion</text:p>
          </draw:text-box>
        </draw:frame>
        <draw:frame draw:style-name="gr4" draw:text-style-name="P5" draw:layer="layout" svg:width="23.4cm" svg:height="11cm" svg:x="2.4cm" svg:y="6.2cm">
          <draw:text-box>
            <text:p text:style-name="P4"><text:span text:style-name="T1"/></text:p>
            <text:p text:style-name="P4"><text:span text:style-name="T1"/></text:p>
            <text:p text:style-name="P4"><text:span text:style-name="T2"><text:s text:c="3"/></text:span><text:span text:style-name="T3">factorial(</text:span><text:span text:style-name="T2">5</text:span><text:span text:style-name="T3">)</text:span><text:span text:style-name="T3"><text:line-break/></text:span><text:span text:style-name="T2"> <text:s text:c="2"/>5 </text:span><text:span text:style-name="T3">* factorial(</text:span><text:span text:style-name="T2">4</text:span><text:span text:style-name="T3">)</text:span><text:span text:style-name="T3"><text:line-break/></text:span><text:span text:style-name="T2"> <text:s text:c="2"/>5 </text:span><text:span text:style-name="T3">* </text:span><text:span text:style-name="T2">4 </text:span><text:span text:style-name="T3">* factorial(</text:span><text:span text:style-name="T2">3</text:span><text:span text:style-name="T3">)</text:span><text:span text:style-name="T3"><text:line-break/></text:span><text:span text:style-name="T2"> <text:s text:c="2"/>5 </text:span><text:span text:style-name="T3">* </text:span><text:span text:style-name="T2">4 </text:span><text:span text:style-name="T3">* </text:span><text:span text:style-name="T2">3 </text:span><text:span text:style-name="T3">* factorial(</text:span><text:span text:style-name="T2">2</text:span><text:span text:style-name="T3">)</text:span><text:span text:style-name="T3"><text:line-break/></text:span><text:span text:style-name="T2"> <text:s text:c="2"/>5 </text:span><text:span text:style-name="T3">* </text:span><text:span text:style-name="T2">4 </text:span><text:span text:style-name="T3">* </text:span><text:span text:style-name="T2">3 </text:span><text:span text:style-name="T3">* </text:span><text:span text:style-name="T2">2 </text:span><text:span text:style-name="T3">* factorial(</text:span><text:span text:style-name="T2">1</text:span><text:span text:style-name="T3">)</text:span><text:span text:style-name="T3"><text:line-break/></text:span><text:span text:style-name="T2"> <text:s text:c="2"/>5 </text:span><text:span text:style-name="T3">* </text:span><text:span text:style-name="T2">4 </text:span><text:span text:style-name="T3">* </text:span><text:span text:style-name="T2">3 </text:span><text:span text:style-name="T3">* </text:span><text:span text:style-name="T2">2 </text:span><text:span text:style-name="T3">* </text:span><text:span text:style-name="T2">1</text:span><text:span text:style-name="T2"><text:line-break/></text:span><text:span text:style-name="T2"> <text:s text:c="2"/>5 </text:span><text:span text:style-name="T3">* </text:span><text:span text:style-name="T2">4 </text:span><text:span text:style-name="T3">* </text:span><text:span text:style-name="T2">3 </text:span><text:span text:style-name="T3">* </text:span><text:span text:style-name="T2">2</text:span><text:span text:style-name="T2"><text:line-break/></text:span><text:span text:style-name="T2"> <text:s text:c="2"/>5 </text:span><text:span text:style-name="T3">* </text:span><text:span text:style-name="T2">4 </text:span><text:span text:style-name="T3">* </text:span><text:span text:style-name="T2">6</text:span><text:span text:style-name="T2"><text:line-break/></text:span><text:span text:style-name="T2"> <text:s text:c="2"/>5 </text:span><text:span text:style-name="T3">* </text:span><text:span text:style-name="T2">24</text:span><text:span text:style-name="T2"><text:line-break/></text:span><text:span text:style-name="T2"> <text:s text:c="2"/>12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Tail recursion</text:p>
          </draw:text-box>
        </draw:frame>
        <draw:frame draw:style-name="gr5" draw:text-style-name="P5" draw:layer="layout" svg:width="23.4cm" svg:height="11.549cm" svg:x="2.4cm" svg:y="6.2cm">
          <draw:text-box>
            <text:p text:style-name="P4"><text:span text:style-name="T1"/></text:p>
            <text:p text:style-name="P4"><text:span text:style-name="T1"/></text:p>
            <text:p text:style-name="P4"><text:span text:style-name="T3"><text:s text:c="3"/></text:span><text:span text:style-name="T3">factorial(</text:span><text:span text:style-name="T2">5</text:span><text:span text:style-name="T4">, </text:span><text:span text:style-name="T2">1</text:span><text:span text:style-name="T3">)</text:span><text:span text:style-name="T3"><text:line-break/></text:span><text:span text:style-name="T3"> <text:s text:c="2"/>factorial(</text:span><text:span text:style-name="T2">4</text:span><text:span text:style-name="T4">, </text:span><text:span text:style-name="T2">5</text:span><text:span text:style-name="T3">)</text:span><text:span text:style-name="T3"><text:line-break/></text:span><text:span text:style-name="T3"> <text:s text:c="2"/>factorial(</text:span><text:span text:style-name="T2">3</text:span><text:span text:style-name="T4">, </text:span><text:span text:style-name="T2">20</text:span><text:span text:style-name="T3">)</text:span><text:span text:style-name="T3"><text:line-break/></text:span><text:span text:style-name="T3"> <text:s text:c="2"/>factorial(</text:span><text:span text:style-name="T2">2</text:span><text:span text:style-name="T4">, </text:span><text:span text:style-name="T2">60</text:span><text:span text:style-name="T3">)</text:span><text:span text:style-name="T3"><text:line-break/></text:span><text:span text:style-name="T3"> <text:s text:c="2"/>factorial(</text:span><text:span text:style-name="T2">1</text:span><text:span text:style-name="T4">, </text:span><text:span text:style-name="T2">120</text:span><text:span text:style-name="T3">)</text:span><text:span text:style-name="T3"><text:line-break/></text:span><text:span text:style-name="T3"> <text:s text:c="2"/></text:span><text:span text:style-name="T2">120</text:span></text:p>
            <text:p text:style-name="P4"><text:span text:style-name="T3"><text:s text:c="3"/></text:span><text:span text:style-name="T2">120</text:span><text:span text:style-name="T2"><text:line-break/></text:span><text:span text:style-name="T3"> <text:s text:c="2"/></text:span><text:span text:style-name="T2">120</text:span><text:span text:style-name="T2"><text:line-break/></text:span><text:span text:style-name="T3"> <text:s text:c="2"/></text:span><text:span text:style-name="T2">120</text:span><text:span text:style-name="T2"><text:line-break/></text:span><text:span text:style-name="T3"> <text:s text:c="2"/></text:span><text:span text:style-name="T2">120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ption</text:p>
          </draw:text-box>
        </draw:frame>
        <draw:frame draw:style-name="gr3" draw:text-style-name="P3" draw:layer="layout" svg:width="19.667cm" svg:height="9.61cm" svg:x="4.933cm" svg:y="4.99cm">
          <draw:image xlink:href="Pictures/10000201000001B8000000D732E23BFE350DA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Immutable Collections</text:p>
          </draw:text-box>
        </draw:frame>
        <draw:frame draw:style-name="gr3" draw:text-style-name="P3" draw:layer="layout" svg:width="26.866cm" svg:height="12.534cm" svg:x="0.642cm" svg:y="3.666cm">
          <draw:image xlink:href="Pictures/10000201000003550000018EE73A493BDB5BB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Mutable Collections</text:p>
          </draw:text-box>
        </draw:frame>
        <draw:frame draw:style-name="gr3" draw:text-style-name="P3" draw:layer="layout" svg:width="25.6cm" svg:height="17.006cm" svg:x="1.2cm" svg:y="3.6cm">
          <draw:image xlink:href="Pictures/100002010000035D0000023C70B7A4B68E14FD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List</text:p>
          </draw:text-box>
        </draw:frame>
        <draw:frame draw:style-name="gr3" draw:text-style-name="P3" draw:layer="layout" svg:width="8.6cm" svg:height="8.403cm" svg:x="18cm" svg:y="12.4cm">
          <draw:image xlink:href="Pictures/1000020100000106000001001A42933F0386A481.png" xlink:type="simple" xlink:show="embed" xlink:actuate="onLoad">
            <text:p/>
          </draw:image>
        </draw:frame>
        <draw:frame draw:style-name="gr3" draw:text-style-name="P3" draw:layer="layout" svg:width="14.644cm" svg:height="6.906cm" svg:x="1.156cm" svg:y="12.494cm">
          <draw:image xlink:href="Pictures/10000201000001090000007D49E281DC27545333.png" xlink:type="simple" xlink:show="embed" xlink:actuate="onLoad">
            <text:p/>
          </draw:image>
        </draw:frame>
        <draw:frame draw:style-name="gr3" draw:text-style-name="P3" draw:layer="layout" svg:width="14.816cm" svg:height="6.587cm" svg:x="6.6cm" svg:y="3.8cm">
          <draw:image xlink:href="Pictures/1000020100000230000000F95D25F505B3DE0B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08:05.881099691</meta:creation-date>
    <meta:editing-duration>PT3H56M32S</meta:editing-duration>
    <meta:editing-cycles>17</meta:editing-cycles>
    <meta:generator>LibreOffice/6.0.7.3$Linux_X86_64 LibreOffice_project/00m0$Build-3</meta:generator>
    <dc:title>Lush Green</dc:title>
    <dc:date>2019-01-24T10:57:01.714025890</dc:date>
    <meta:document-statistic meta:object-count="88"/>
  </office:meta>
</office:document-meta>
</file>